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1ad" officeooo:paragraph-rsid="001251ad"/>
    </style:style>
    <style:style style:name="P2" style:family="paragraph" style:parent-style-name="Standard">
      <style:text-properties officeooo:rsid="001358e3" officeooo:paragraph-rsid="001358e3"/>
    </style:style>
    <style:style style:name="P3" style:family="paragraph" style:parent-style-name="Standard">
      <style:text-properties officeooo:rsid="001f461d" officeooo:paragraph-rsid="001f461d"/>
    </style:style>
    <style:style style:name="P4" style:family="paragraph" style:parent-style-name="Standard">
      <style:text-properties officeooo:rsid="001f461d" officeooo:paragraph-rsid="002f6f02"/>
    </style:style>
    <style:style style:name="P5" style:family="paragraph" style:parent-style-name="Standard">
      <style:text-properties officeooo:rsid="001f461d" officeooo:paragraph-rsid="001251ad"/>
    </style:style>
    <style:style style:name="P6" style:family="paragraph" style:parent-style-name="Standard">
      <style:text-properties officeooo:rsid="002e6c48" officeooo:paragraph-rsid="002e6c48"/>
    </style:style>
    <style:style style:name="P7" style:family="paragraph" style:parent-style-name="Standard">
      <style:text-properties officeooo:rsid="002fa615" officeooo:paragraph-rsid="002fa615"/>
    </style:style>
    <style:style style:name="P8" style:family="paragraph" style:parent-style-name="Standard">
      <style:text-properties officeooo:rsid="002393df" officeooo:paragraph-rsid="0027f0e1"/>
    </style:style>
    <style:style style:name="P9" style:family="paragraph" style:parent-style-name="Standard">
      <style:text-properties officeooo:rsid="0031ec21" officeooo:paragraph-rsid="0031ec21"/>
    </style:style>
    <style:style style:name="P10" style:family="paragraph" style:parent-style-name="Standard">
      <style:text-properties officeooo:rsid="00336238" officeooo:paragraph-rsid="00336238"/>
    </style:style>
    <style:style style:name="P11" style:family="paragraph" style:parent-style-name="Standard">
      <style:text-properties fo:font-size="24pt" officeooo:rsid="003a59e5" officeooo:paragraph-rsid="003a59e5" style:font-size-asian="24pt" style:font-size-complex="24pt"/>
    </style:style>
    <style:style style:name="P12" style:family="paragraph" style:parent-style-name="Standard">
      <style:text-properties officeooo:rsid="00349465" officeooo:paragraph-rsid="00349465"/>
    </style:style>
    <style:style style:name="P13" style:family="paragraph" style:parent-style-name="Standard">
      <style:text-properties officeooo:rsid="003c408b" officeooo:paragraph-rsid="003c408b"/>
    </style:style>
    <style:style style:name="P14" style:family="paragraph" style:parent-style-name="Standard">
      <style:text-properties officeooo:rsid="003d7dcf" officeooo:paragraph-rsid="003d7dcf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fa615"/>
    </style:style>
    <style:style style:name="T2" style:family="text">
      <style:text-properties officeooo:rsid="0037b7a7"/>
    </style:style>
    <style:style style:name="T3" style:family="text">
      <style:text-properties officeooo:rsid="003a59e5"/>
    </style:style>
    <style:style style:name="T4" style:family="text">
      <style:text-properties officeooo:rsid="003d7dcf"/>
    </style:style>
    <style:style style:name="T5" style:family="text"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textarea-horizontal-align="left" draw:textarea-vertical-align="middle" draw:auto-grow-height="false" draw:fit-to-size="false" fo:min-height="8.419cm" fo:min-width="15.776cm" fo:padding-top="0.131cm" fo:padding-bottom="0.131cm" fo:padding-left="0.25cm" fo:padding-right="0.25cm" fo:wrap-option="wrap" draw:shadow="hidden" draw:shadow-offset-x="0.305cm" draw:shadow-offset-y="0.305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style-name="gr1" draw:text-style-name="P16" svg:width="16.276cm" svg:height="8.679cm" svg:x="0.66cm" svg:y="0.293cm"><text:p text:style-name="P15"><text:span text:style-name="T5">Mechanisch Erfgoed Centrum</text:span></text:p><draw:enhanced-geometry svg:viewBox="0 0 21600 21600" draw:extrusion="false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1">Psion Series 5MX</text:p>
      <text:p text:style-name="P1">Jaar: <text:span text:style-name="T3">1999</text:span></text:p>
      <text:p text:style-name="P4">Besturingssysteem: <text:span text:style-name="T3">EPOC Release 5</text:span></text:p>
      <text:p text:style-name="P1"/>
      <text:p text:style-name="P1">Processor: <text:span text:style-name="T3">CL-PS7110</text:span></text:p>
      <text:p text:style-name="P1">Aantal kernen: 1</text:p>
      <text:p text:style-name="P1">Kloksnelheid processor: <text:span text:style-name="T1">369 MHz</text:span></text:p>
      <text:p text:style-name="P7">Architectuur: ARMv6, ARMv6T2, ARMv6Z of ARMv6K</text:p>
      <text:p text:style-name="P12">Aantal bits: 32</text:p>
      <text:p text:style-name="P13">Familie processor: ARM7</text:p>
      <text:p text:style-name="P13">Architectuur processor: ARMv4T</text:p>
      <text:p text:style-name="P5"/>
      <text:p text:style-name="P3">Beeldscherm: <text:span text:style-name="T4">5,6 inch</text:span></text:p>
      <text:p text:style-name="P8">Resolutie: <text:span text:style-name="T4">640 x 240</text:span> pixels</text:p>
      <text:p text:style-name="P14">Aantal grijstinten: 16</text:p>
      <text:p text:style-name="P14">Met achtergrondverlichting</text:p>
      <text:p text:style-name="P2"/>
      <text:p text:style-name="P2">Hoeveelheid RAM-geheugen: <text:span text:style-name="T4">16 MB</text:span></text:p>
      <text:p text:style-name="P7">Hoeveelheid ROM-geheugen: <text:span text:style-name="T4">16</text:span> MB</text:p>
      <text:p text:style-name="P14">Externe media: CF-slot ingebouwd, kabel voor printer los beschikbaar</text:p>
      <text:p text:style-name="P3"/>
      <text:p text:style-name="P14">Vast internet: Modem met een snelheid van 56 kilobit per seconde (7 kB per seconde)</text:p>
      <text:p text:style-name="P14">Mobiel internet: Modem met een snelheid van 9,6 kilobit per seconde (1,2 kB per seconde)</text:p>
      <text:p text:style-name="P9"/>
      <text:p text:style-name="P14">Batterijen: 2 x AA</text:p>
      <text:p text:style-name="P14">Batterijduur: ongeveer 1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42:01.416000000</meta:creation-date>
    <dc:date>2017-01-18T16:58:18.664000000</dc:date>
    <meta:editing-duration>PT2H22M48S</meta:editing-duration>
    <meta:editing-cycles>36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1" meta:word-count="101" meta:character-count="684" meta:non-whitespace-character-count="604"/>
  </office:meta>
</office:document-meta>
</file>